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1.4937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1.5571in"/>
    </style:style>
    <style:style style:name="co5" style:family="table-column">
      <style:table-column-properties fo:break-before="auto" style:column-width="2.448in"/>
    </style:style>
    <style:style style:name="co6" style:family="table-column">
      <style:table-column-properties fo:break-before="auto" style:column-width="2.3071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1.7618in"/>
    </style:style>
    <style:style style:name="co9" style:family="table-column">
      <style:table-column-properties fo:break-before="auto" style:column-width="2.3937in"/>
    </style:style>
    <style:style style:name="co10" style:family="table-column">
      <style:table-column-properties fo:break-before="auto" style:column-width="1.6953in"/>
    </style:style>
    <style:style style:name="co11" style:family="table-column">
      <style:table-column-properties fo:break-before="auto" style:column-width="2.1583in"/>
    </style:style>
    <style:style style:name="co12" style:family="table-column">
      <style:table-column-properties fo:break-before="auto" style:column-width="2.0311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894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6654in"/>
    </style:style>
    <style:style style:name="co17" style:family="table-column">
      <style:table-column-properties fo:break-before="auto" style:column-width="2.0835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1.2047in"/>
    </style:style>
    <style:style style:name="co20" style:family="table-column">
      <style:table-column-properties fo:break-before="auto" style:column-width="5.0102in"/>
    </style:style>
    <style:style style:name="co21" style:family="table-column">
      <style:table-column-properties fo:break-before="auto" style:column-width="0.8917in"/>
    </style:style>
    <style:style style:name="co22" style:family="table-column">
      <style:table-column-properties fo:break-before="auto" style:column-width="1.2146in"/>
    </style:style>
    <style:style style:name="co23" style:family="table-column">
      <style:table-column-properties fo:break-before="auto" style:column-width="1.7402in"/>
    </style:style>
    <style:style style:name="co24" style:family="table-column">
      <style:table-column-properties fo:break-before="auto" style:column-width="1.3634in"/>
    </style:style>
    <style:style style:name="co25" style:family="table-column">
      <style:table-column-properties fo:break-before="auto" style:column-width="1.2453in"/>
    </style:style>
    <style:style style:name="co26" style:family="table-column">
      <style:table-column-properties fo:break-before="auto" style:column-width="1.1717in"/>
    </style:style>
    <style:style style:name="co27" style:family="table-column">
      <style:table-column-properties fo:break-before="auto" style:column-width="0.5717in"/>
    </style:style>
    <style:style style:name="co28" style:family="table-column">
      <style:table-column-properties fo:break-before="auto" style:column-width="3.0264in"/>
    </style:style>
    <style:style style:name="co29" style:family="table-column">
      <style:table-column-properties fo:break-before="auto" style:column-width="6.2965in"/>
    </style:style>
    <style:style style:name="co3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meta_package_index</text:p>
          </table:table-cell>
          <table:table-cell table:style-name="ce13" office:value-type="string" calcext:value-type="string">
            <text:p>meta_package_valid</text:p>
          </table:table-cell>
          <table:table-cell table:style-name="ce3" office:value-type="string" calcext:value-type="string">
            <text:p>meta_package_data_size</text:p>
          </table:table-cell>
          <table:table-cell table:style-name="ce13" office:value-type="string" calcext:value-type="string">
            <text:p>meta_package_tree</text:p>
          </table:table-cell>
          <table:table-cell table:style-name="ce3" office:value-type="string" calcext:value-type="string">
            <text:p>meta_package_description</text:p>
          </table:table-cell>
          <table:table-cell table:style-name="ce3" office:value-type="string" calcext:value-type="string">
            <text:p>meta_package_editab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Z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EZStack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um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pand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o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C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gc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itertoo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plotlib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warning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r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py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kit-lea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eabor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Yellow-brick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G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F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A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NB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small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SV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large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CK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 table:style-name="ce4"/>
          <table:table-cell office:value-type="string" calcext:value-type="string">
            <text:p>Stacking y/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P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meta_package.$A$1:.$F$31"/>
          <table:named-range table:name="_xlnm._FilterDatabase_0" table:base-cell-address="$meta_package.$A$1" table:cell-range-address="$meta_package.$A$1:.$F$30"/>
        </table:named-expressions>
      </table:table>
      <table:table table:name="package_source" table:style-name="ta2">
        <office:forms form:automatic-focus="false" form:apply-design-mode="false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7" table:default-cell-style-name="Default"/>
        <table:table-column table:style-name="co14" table:number-columns-repeated="959" table:default-cell-style-name="ce3"/>
        <table:table-column table:style-name="co13" table:number-columns-repeated="2" table:default-cell-style-name="Default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source_name</text:p>
          </table:table-cell>
          <table:table-cell table:style-name="ce3" office:value-type="string" calcext:value-type="string">
            <text:p>package_source_type</text:p>
          </table:table-cell>
          <table:table-cell table:style-name="ce3" office:value-type="string" calcext:value-type="string">
            <text:p>package_source_short_name</text:p>
          </table:table-cell>
          <table:table-cell table:style-name="ce3" office:value-type="string" calcext:value-type="string">
            <text:p>package_source_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func</text:p>
          </table:table-cell>
          <table:table-cell table:style-name="ce3" office:value-type="string" calcext:value-type="string">
            <text:p>full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3" office:value-type="string" calcext:value-type="string">
            <text:p>None</text:p>
          </table:table-cell>
          <table:table-cell office:value-type="string" calcext:value-type="string">
            <text:p>warnings.filterwarnings('ignore')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3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number-columns-repeated="2" table:style-name="ce3" office:value-type="string" calcext:value-type="string">
            <text:p>None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package_source.$A$1:.$F$50"/>
          <table:named-range table:name="_xlnm._FilterDatabase_0" table:base-cell-address="$meta_package.$A$1" table:cell-range-address="$package_source.$A$1:.$F$49"/>
        </table:named-expressions>
      </table:table>
      <table:table table:name="package" table:style-name="ta3">
        <office:forms form:automatic-focus="false" form:apply-design-mode="false"/>
        <table:table-column table:style-name="co8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3" table:number-columns-repeated="57" table:default-cell-style-name="Default"/>
        <table:table-column table:style-name="co14" table:number-columns-repeated="959" table:default-cell-style-name="ce3"/>
        <table:table-column table:style-name="co13" table:default-cell-style-name="Default"/>
        <table:table-row table:style-name="ro1">
          <table:table-cell table:style-name="ce3" office:value-type="string" calcext:value-type="string">
            <text:p>package_source_index</text:p>
          </table:table-cell>
          <table:table-cell table:style-name="ce3" office:value-type="string" calcext:value-type="string">
            <text:p>package_index</text:p>
          </table:table-cell>
          <table:table-cell table:style-name="ce3" office:value-type="string" calcext:value-type="string">
            <text:p>meta_package_index</text:p>
          </table:table-cell>
          <table:table-cell table:style-name="ce3" office:value-type="string" calcext:value-type="string">
            <text:p>package_name</text:p>
          </table:table-cell>
          <table:table-cell table:style-name="ce3" office:value-type="string" calcext:value-type="string">
            <text:p>package_problem</text:p>
          </table:table-cell>
          <table:table-cell table:style-name="ce3" office:value-type="string" calcext:value-type="string">
            <text:p>package_type</text:p>
          </table:table-cell>
          <table:table-cell table:style-name="ce3" office:value-type="string" calcext:value-type="string">
            <text:p>package_cod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C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Classifier(kernel = ConstantKernel() + <text:s/>RBF() + WhiteKernel()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ProcessRegressor(kernel = ConstantKernel() + <text:s/>RBF() + WhiteKernel()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8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11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Classifier(max_depth=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DecisionTreeRegressor(max_depth=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Classifier(max_depth=5, n_estimators=10, max_features='auto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Classifier(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RFR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RandomForestRegressor(max_depth=5, n_estimators=10, max_features='auto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AdaBoostRegressor(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Classifier(loss='log'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GDRegressor(loss='squared_loss'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3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ElasticNet(alpha=0.01, l1_ratio=0.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inearRegression(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C</text:p>
          </table:table-cell>
          <table:table-cell office:value-type="string" calcext:value-type="string">
            <text:p>MLP</text:p>
          </table:table-cell>
          <table:table-cell table:style-name="ce3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Classifier(alpha=1, max_iter=1000, early_stopping=True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NN</text:p>
          </table:table-cell>
          <table:table-cell office:value-type="string" calcext:value-type="string">
            <text:p>MLPR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MLPRegressor(alpha=1, max_iter=1000, early_stopping=Tr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Classifier(n_neighbors=len(y.unique())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NeighborsRegressor(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linear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poly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C(kernel='rbf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linear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poly'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SVR(kernel='rbf'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8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Regressor(max_depth=5, n_estimators=20, verbosity=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XGBClassifier(max_depth=5, n_estimators=10, verbosity=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PolynomialNetworkRegressor(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FactorizationMachineRegressor(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Regre(X,y), show_shapes=True, show_layer_names=Tr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7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7" office:value-type="string" calcext:value-type="string">
            <text:p>plot_model(K_Class(X,y), show_shapes=True, show_layer_names=Tr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package.$A$1:.$G$99"/>
          <table:named-range table:name="_xlnm._FilterDatabase_0" table:base-cell-address="$meta_package.$A$1" table:cell-range-address="$package.$A$1:.$G$98"/>
          <table:named-range table:name="_xlnm._FilterDatabase_0_0" table:base-cell-address="$meta_package.$A$1" table:cell-range-address="$package.$A$1:.$G$96"/>
          <table:named-range table:name="_xlnm._FilterDatabase_0_0_0" table:base-cell-address="$meta_package.$A$1" table:cell-range-address="$package.$A$1:.$F$96"/>
          <table:named-range table:name="_xlnm._FilterDatabase_0_0_0_0" table:base-cell-address="$meta_package.$A$1" table:cell-range-address="$package.$A$1:.$F$90"/>
        </table:named-expressions>
      </table:table>
      <table:table table:name="document" table:style-name="ta4">
        <office:forms form:automatic-focus="false" form:apply-design-mode="false"/>
        <table:table-column table:style-name="co21" table:default-cell-style-name="Default"/>
        <table:table-column table:style-name="co16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29" table:default-cell-style-name="ce5"/>
        <table:table-column table:style-name="co21" table:number-columns-repeated="59" table:default-cell-style-name="Default"/>
        <table:table-column table:style-name="co30" table:number-columns-repeated="954" table:default-cell-style-name="ce3"/>
        <table:table-row table:style-name="ro1">
          <table:table-cell table:style-name="ce3" office:value-type="string" calcext:value-type="string">
            <text:p>sort_key</text:p>
          </table:table-cell>
          <table:table-cell table:style-name="ce13" office:value-type="string" calcext:value-type="string">
            <text:p>meta_package_index</text:p>
          </table:table-cell>
          <table:table-cell table:style-name="ce13" office:value-type="string" calcext:value-type="string">
            <text:p>document_problem</text:p>
          </table:table-cell>
          <table:table-cell table:style-name="ce13" office:value-type="string" calcext:value-type="string">
            <text:p>document_stacking</text:p>
          </table:table-cell>
          <table:table-cell table:style-name="ce13" office:value-type="string" calcext:value-type="string">
            <text:p>document_keras</text:p>
          </table:table-cell>
          <table:table-cell table:style-name="ce13" office:value-type="string" calcext:value-type="string">
            <text:p>document_xgb</text:p>
          </table:table-cell>
          <table:table-cell table:style-name="ce13" office:value-type="string" calcext:value-type="string">
            <text:p>document_pipeline</text:p>
          </table:table-cell>
          <table:table-cell table:style-name="ce13" office:value-type="string" calcext:value-type="string">
            <text:p>document_yb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text</text:p>
          </table:table-cell>
          <table:table-cell table:style-name="ce13" office:value-type="string" calcext:value-type="string">
            <text:p>code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stacking = '" + str(stacking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print('user_drop_cols = ', user_drop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NP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al set of dropped columns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)"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SN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d_F=len(X.columns.tolist())"</text:p>
          </table:table-cell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_T=len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3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table:style-name="ce13" office:value-type="string" calcext:value-type="string">
            <text:p>"target_encoder = LabelEncoder()\ny = pd.Series(target_encoder.fit_transform(y))"</text:p>
          </table:table-cell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ncoding data</text:p>
          </table:table-cell>
          <table:table-cell office:value-type="string" calcext:value-type="string">
            <text:p>"y = pd.get_dummies(df[target_col])"</text:p>
          </table:table-cell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SKL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"X_train, X_test, y_train, y_test = split(X, y, test_size=0.33, stratify=None)"</text:p>
          </table:table-cell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"cat_tree_processor = OrdinalEncoder(handle_unknown='use_encoded_value', unknown_value=-1)"</text:p>
          </table:table-cell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SimpleImputer(strategy='mean', add_indicator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"cat_ntree_processor = OneHotEncoder(handle_unknown='ignore')"</text:p>
          </table:table-cell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StandardScaler(), SimpleImputer(strategy='mean', add_indicator=True))"</text:p>
          </table:table-cell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_class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_regre(stacking)</text:p>
          </table:table-cell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K_C = KerasBatchClassifier(K_Class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set_config(display='diagram') \nntree_preprocessor</text:span>.fit(X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K_C = KerasBatchClassifier(K_Class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K_R = KerasBatchRegressor(K_Regre,batch_size=64, epochs=2000, callbacks=[es],validation_data=(X_test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K_R = KerasBatchRegressor(K_Regre,batch_size=64, epochs=2000, callbacks=[es],validation_data=(ntree_preprocessor.transform(X_test), y_test), verbose=1)"</text:p>
          </table:table-cell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3" office:value-type="string" calcext:value-type="string">
            <text:p>"model = make_pipeline(ntree_preprocessor, K_C)"</text:p>
          </table:table-cell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2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model = K_C"</text:p>
          </table:table-cell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Pipeline</text:p>
          </table:table-cell>
          <table:table-cell table:style-name="ce13" office:value-type="string" calcext:value-type="string">
            <text:p>"model = make_pipeline(ntree_preprocessor, K_R)"</text:p>
          </table:table-cell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model = K_R"</text:p>
          </table:table-cell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ogistic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LinearRegression()"</text:p>
          </table:table-cell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ogistic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office:value-type="string" calcext:value-type="string">
            <text:p>"model = make_pipeline(ntree_preprocessor, LinearRegression())"</text:p>
          </table:table-cell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Possible other models :</text:p>
          </table:table-cell>
          <table:table-cell office:value-type="string" calcext:value-type="string">
            <text:p>list_model(pd_level_0)</text:p>
          </table:table-cell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3" office:value-type="string" calcext:value-type="string">
            <text:p>"model = XGBClassifier(max_depth=5, n_estimators=1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3" office:value-type="string" calcext:value-type="string">
            <text:p>"model = XGBRegressor(max_depth=5, n_estimators=20, verbosity=0)"</text:p>
          </table:table-cell>
          <table:table-cell table:number-columns-repeated="101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3" office:value-type="string" calcext:value-type="string">
            <text:p>"model = make_pipeline(tree_preprocessor, XGBClassifier(max_depth=5, n_estimators=1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Simple model</text:p>
          </table:table-cell>
          <table:table-cell table:style-name="ce13" office:value-type="string" calcext:value-type="string">
            <text:p>"model = make_pipeline(tree_preprocessor, XGBRegressor(max_depth=5, n_estimators=20, verbosity=0))"</text:p>
          </table:table-cell>
          <table:table-cell table:number-columns-repeated="101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Possible other models based on decision trees:</text:p>
          </table:table-cell>
          <table:table-cell office:value-type="string" calcext:value-type="string">
            <text:p>list_model(pd_tree)</text:p>
          </table:table-cell>
          <table:table-cell table:number-columns-repeated="101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Regresso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"level_1 = MLPClassifier()"</text:p>
          </table:table-cell>
          <table:table-cell table:number-columns-repeated="101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0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table:style-name="ce10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set_config(display='diagram') \n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\nhistory=model.fit(X_train, y_train)"</text:p>
          </table:table-cell>
          <table:table-cell table:number-columns-repeated="101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Class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scription</text:p>
          </table:table-cell>
          <table:table-cell office:value-type="string" calcext:value-type="string">
            <text:p>"plot_model(K_Regre(), show_shapes=True, show_layer_names=True)"</text:p>
          </table:table-cell>
          <table:table-cell table:number-columns-repeated="101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Tree</text:p>
          </table:table-cell>
          <table:table-cell table:style-name="ce13" office:value-type="string" calcext:value-type="string">
            <text:p>"plot_tree(model)\nplt.show()"</text:p>
          </table:table-cell>
          <table:table-cell table:number-columns-repeated="101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o_graphviz(model, num_trees=0, rankdir='LR')"</text:p>
          </table:table-cell>
          <table:table-cell table:number-columns-repeated="101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EZS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.idxmax(axis=1)))"</text:p>
          </table:table-cell>
          <table:table-cell table:number-columns-repeated="101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print('Score on train set:', model.score(X_train, y_train))"</text:p>
          </table:table-cell>
          <table:table-cell table:number-columns-repeated="101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both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print('Score on test set:', model.score(X_test, y_test))"</text:p>
          </table:table-cell>
          <table:table-cell table:number-columns-repeated="101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c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ing_r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Learning curve</text:p>
          </table:table-cell>
          <table:table-cell office:value-type="string" calcext:value-type="string">
            <text:p>"learning_curve(model, X_train, y_train, scoring=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Classifie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Keras learning curve</text:p>
          </table:table-cell>
          <table:table-cell office:value-type="string" calcext:value-type="string">
            <text:p>"plot_history(model[1]._KerasBatchRegressor__history)"</text:p>
          </table:table-cell>
          <table:table-cell table:number-columns-repeated="101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(model, X_test, y_test, scoring = 'r2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(model, X_test, y_test, scoring = 'accuracy');"</text:p>
          </table:table-cell>
          <table:table-cell table:number-columns-repeated="101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columns"</text:p>
          </table:table-cell>
          <table:table-cell table:number-columns-repeated="101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.idxmax(axis=1), X_test = X_test, y_test = y_test.idxmax(axis=1)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.idxmax(axis=1), X_test, y_test.idxmax(axis=1)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.idxmax(axis=1), X_test, y_test.idxmax(axis=1)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target_encoder.inverse_transform(y.unique())"</text:p>
          </table:table-cell>
          <table:table-cell table:number-columns-repeated="101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</text:p>
          </table:table-cell>
          <table:table-cell table:number-columns-repeated="101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1" office:value-type="string" calcext:value-type="string">
            <text:p>Precision-Recall curves</text:p>
          </table:table-cell>
          <table:table-cell table:style-name="ce13" office:value-type="string" calcext:value-type="string">
            <text:p>"precision_recall_curve(model, X_train, y_train, X_test = X_test, y_test = y_test, classes = 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3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3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number-columns-repeated="2" table:style-name="ce9" office:value-type="string" calcext:value-type="string">
            <text:p>both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2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3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.idxmax(axis=1), X_test, y_test.idxmax(axis=1))"</text:p>
          </table:table-cell>
          <table:table-cell table:number-columns-repeated="1013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9" table:formula="of:=TRUE()" office:value-type="boolean" office:boolean-value="true" calcext:value-type="boolean">
            <text:p>TRUE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both</text:p>
          </table:table-cell>
          <table:table-cell table:style-name="ce9"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.idxmax(axis=1), X_test, y_test.idxmax(axis=1))"</text:p>
          </table:table-cell>
          <table:table-cell table:number-columns-repeated="1013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eta_package.$A$1" table:cell-range-address="$document.$A$1:.$K$160"/>
          <table:named-range table:name="_xlnm._FilterDatabase_0" table:base-cell-address="$meta_package.$A$1" table:cell-range-address="$document.$A$1:.$K$144"/>
          <table:named-range table:name="_xlnm._FilterDatabase_0_0_0" table:base-cell-address="$meta_package.$A$1" table:cell-range-address="$document.$A$1:.$K$143"/>
        </table:named-expressions>
      </table:table>
      <table:named-expressions/>
      <table:database-ranges>
        <table:database-range table:name="__Anonymous_Sheet_DB__0" table:target-range-address="meta_package.A1:meta_package.F31" table:display-filter-buttons="true" table:orientation="column"/>
        <table:database-range table:name="__Anonymous_Sheet_DB__1" table:target-range-address="package_source.A1:package_source.F50" table:display-filter-buttons="true" table:orientation="column"/>
        <table:database-range table:name="__Anonymous_Sheet_DB__2" table:target-range-address="package.A1:package.G99" table:display-filter-buttons="true" table:orientation="column"/>
        <table:database-range table:name="__Anonymous_Sheet_DB__3" table:target-range-address="document.A1:document.K16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9:40:51.436547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1:47:14</meta:creation-date>
    <dc:language>en-US</dc:language>
    <dc:date>2021-11-09T08:49:51.202889800</dc:date>
    <meta:editing-cycles>368</meta:editing-cycles>
    <meta:editing-duration>P3DT13H13M24S</meta:editing-duration>
    <meta:generator>LibreOffice/6.4.7.2$Linux_X86_64 LibreOffice_project/40$Build-2</meta:generator>
    <meta:document-statistic meta:table-count="4" meta:cell-count="2903" meta:object-count="0"/>
  </office:meta>
</office:document-meta>
</file>